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draw:marker-start="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512cm" fo:min-width="0.516cm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9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ff9900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1.659cm"/>
    </style:style>
    <style:style style:name="gr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fill-color="#ff6600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Fine_20_Dott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1.02cm" fo:min-width="0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826cm" svg:y1="2.397cm" svg:x2="11.414cm" svg:y2="2.397cm">
          <text:p/>
        </draw:line>
        <draw:line draw:style-name="gr1" draw:text-style-name="P1" draw:layer="layout" svg:x1="11.414cm" svg:y1="2.397cm" svg:x2="11.414cm" svg:y2="4.302cm">
          <text:p/>
        </draw:line>
        <draw:line draw:style-name="gr2" draw:text-style-name="P1" draw:layer="layout" svg:x1="11.414cm" svg:y1="4.937cm" svg:x2="11.414cm" svg:y2="4.302cm">
          <text:p/>
        </draw:line>
        <draw:line draw:style-name="gr3" draw:text-style-name="P1" draw:layer="layout" svg:x1="11.414cm" svg:y1="4.937cm" svg:x2="12.303cm" svg:y2="3.921cm">
          <text:p/>
        </draw:line>
        <draw:line draw:style-name="gr1" draw:text-style-name="P1" draw:layer="layout" svg:x1="12.303cm" svg:y1="3.921cm" svg:x2="13.065cm" svg:y2="4.937cm">
          <text:p/>
        </draw:line>
        <draw:line draw:style-name="gr1" draw:text-style-name="P1" draw:layer="layout" svg:x1="13.065cm" svg:y1="4.937cm" svg:x2="13.827cm" svg:y2="3.921cm">
          <text:p/>
        </draw:line>
        <draw:line draw:style-name="gr1" draw:text-style-name="P1" draw:layer="layout" svg:x1="13.827cm" svg:y1="3.921cm" svg:x2="14.589cm" svg:y2="4.937cm">
          <text:p/>
        </draw:line>
        <draw:line draw:style-name="gr1" draw:text-style-name="P1" draw:layer="layout" svg:x1="14.589cm" svg:y1="4.937cm" svg:x2="15.986cm" svg:y2="4.937cm">
          <text:p/>
        </draw:line>
        <draw:line draw:style-name="gr1" draw:text-style-name="P1" draw:layer="layout" svg:x1="15.986cm" svg:y1="4.937cm" svg:x2="15.986cm" svg:y2="7.477cm">
          <text:p/>
        </draw:line>
        <draw:line draw:style-name="gr4" draw:text-style-name="P1" draw:layer="layout" svg:x1="13.065cm" svg:y1="4.937cm" svg:x2="13.827cm" svg:y2="3.921cm">
          <text:p/>
        </draw:line>
        <draw:line draw:style-name="gr1" draw:text-style-name="P1" draw:layer="layout" svg:x1="15.986cm" svg:y1="7.477cm" svg:x2="15.986cm" svg:y2="9.255cm">
          <text:p/>
        </draw:line>
        <draw:line draw:style-name="gr1" draw:text-style-name="P1" draw:layer="layout" svg:x1="15.986cm" svg:y1="9.255cm" svg:x2="11.16cm" svg:y2="9.255cm">
          <text:p/>
        </draw:line>
        <draw:path draw:style-name="gr1" draw:text-style-name="P1" draw:layer="layout" svg:width="9.399cm" svg:height="6.967cm" draw:transform="skewX (-5.68709340979748E-017) rotate (-2.2774801409274) translate (11.1600000226745cm 9.25500001935902cm)" svg:viewBox="0 0 9400 6968" svg:d="M0 0c6846 0 5044 5713 5044 5713l1072 1255c0 0 3091-2639 3188-2721 96-82 96-82 96-82">
          <text:p/>
        </draw:path>
        <draw:path draw:style-name="gr1" draw:text-style-name="P1" draw:layer="layout" svg:width="3.351cm" svg:height="1.705cm" draw:transform="rotate (2.2455406156159) translate (3.032cm 9.382cm)" svg:viewBox="0 0 3352 1706" svg:d="M0 0c2499 536 3253 1626 3352 1706l-99-80">
          <text:p/>
        </draw:path>
        <draw:custom-shape draw:style-name="gr5" draw:text-style-name="P2" draw:layer="layout" svg:width="1.016cm" svg:height="0.762cm" svg:x="1.762cm" svg:y="5.064cm">
          <text:p/>
          <draw:enhanced-geometry svg:viewBox="0 0 21600 21600" draw:type="rectangle" draw:enhanced-path="M 0 0 L 21600 0 21600 21600 0 21600 0 0 Z N"/>
        </draw:custom-shape>
        <dr3d:scene draw:style-name="gr6" svg:width="0.762cm" svg:height="0.762cm" svg:x="15.605cm" svg:y="7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aw:custom-shape draw:style-name="gr8" draw:text-style-name="P2" draw:layer="layout" svg:width="2.159cm" svg:height="0.762cm" svg:x="3.667cm" svg:y="2.0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889cm" svg:y1="13.7cm" svg:x2="1.889cm" svg:y2="22.971cm">
          <text:p/>
        </draw:line>
        <draw:line draw:style-name="gr1" draw:text-style-name="P1" draw:layer="layout" svg:x1="1.889cm" svg:y1="22.971cm" svg:x2="4.683cm" svg:y2="22.971cm">
          <text:p/>
        </draw:line>
        <draw:line draw:style-name="gr1" draw:text-style-name="P1" draw:layer="layout" svg:x1="4.683cm" svg:y1="22.971cm" svg:x2="16.621cm" svg:y2="22.971cm">
          <text:p/>
        </draw:line>
        <draw:path draw:style-name="gr1" draw:text-style-name="P1" draw:layer="layout" svg:width="4.284cm" svg:height="2.498cm" draw:transform="rotate (1.86628056915754) translate (6.588cm 22.971cm)" svg:viewBox="0 0 4285 2499" svg:d="M0 0c3053 0 4321 2377 4284 2499l-85-159">
          <text:p/>
        </draw:path>
        <draw:path draw:style-name="gr1" draw:text-style-name="P1" draw:layer="layout" svg:width="4.607cm" svg:height="1.568cm" draw:transform="rotate (1.76819306519546) translate (8.366cm 22.971cm)" svg:viewBox="0 0 4608 1569" svg:d="M0 0c1943 0 4608 1569 4608 1569">
          <text:p/>
        </draw:path>
        <draw:line draw:style-name="gr1" draw:text-style-name="P1" draw:layer="layout" svg:x1="10.398cm" svg:y1="22.971cm" svg:x2="10.398cm" svg:y2="18.145cm">
          <text:p/>
        </draw:line>
        <draw:path draw:style-name="gr1" draw:text-style-name="P1" draw:layer="layout" svg:width="4.69cm" svg:height="0.47cm" draw:transform="rotate (1.53501707712901) translate (11.8811792648242cm 22.9604470317811cm)" svg:viewBox="0 0 4691 471" svg:d="M0 295c3069 526 4691-295 4691-295">
          <text:p/>
        </draw:path>
        <draw:path draw:style-name="gr1" draw:text-style-name="P1" draw:layer="layout" svg:width="4.457cm" svg:height="2.007cm" draw:transform="rotate (1.24913214565234) translate (12.049307167924cm 22.3362851779546cm)" svg:viewBox="0 0 4458 2008" svg:d="M0 2008c2771-121 4418-2008 4458-1888l-40-120">
          <text:p/>
        </draw:path>
        <dr3d:scene draw:style-name="gr9" svg:width="0.381cm" svg:height="0.381cm" svg:x="7.477cm" svg:y="17.89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3d:scene draw:style-name="gr9" svg:width="0.381cm" svg:height="0.381cm" svg:x="8.874cm" svg:y="17.89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3d:scene draw:style-name="gr9" svg:width="0.381cm" svg:height="0.381cm" svg:x="10.144cm" svg:y="17.89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3d:scene draw:style-name="gr9" svg:width="0.381cm" svg:height="0.381cm" svg:x="11.922cm" svg:y="18.01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3d:scene draw:style-name="gr9" svg:width="0.381cm" svg:height="0.381cm" svg:x="13.446cm" svg:y="17.89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aw:line draw:style-name="gr11" draw:text-style-name="P1" draw:layer="layout" svg:x1="6.588cm" svg:y1="16.621cm" svg:x2="6.588cm" svg:y2="14.081cm">
          <text:p/>
        </draw:line>
        <draw:line draw:style-name="gr11" draw:text-style-name="P1" draw:layer="layout" svg:x1="6.588cm" svg:y1="14.081cm" svg:x2="14.335cm" svg:y2="14.081cm">
          <text:p/>
        </draw:line>
        <draw:line draw:style-name="gr11" draw:text-style-name="P1" draw:layer="layout" svg:x1="14.335cm" svg:y1="14.081cm" svg:x2="14.335cm" svg:y2="16.621cm">
          <text:p/>
        </draw:line>
        <draw:line draw:style-name="gr11" draw:text-style-name="P1" draw:layer="layout" svg:x1="6.588cm" svg:y1="14.081cm" svg:x2="7.985cm" svg:y2="15.478cm">
          <text:p/>
        </draw:line>
        <draw:line draw:style-name="gr11" draw:text-style-name="P1" draw:layer="layout" svg:x1="14.335cm" svg:y1="14.081cm" svg:x2="15.351cm" svg:y2="15.478cm">
          <text:p/>
        </draw:line>
        <draw:line draw:style-name="gr12" draw:text-style-name="P1" draw:layer="layout" svg:x1="7.985cm" svg:y1="15.478cm" svg:x2="15.351cm" svg:y2="15.478cm">
          <text:p/>
        </draw:line>
        <draw:line draw:style-name="gr11" draw:text-style-name="P1" draw:layer="layout" svg:x1="6.588cm" svg:y1="16.621cm" svg:x2="7.985cm" svg:y2="15.478cm">
          <text:p/>
        </draw:line>
        <draw:line draw:style-name="gr11" draw:text-style-name="P1" draw:layer="layout" svg:x1="14.335cm" svg:y1="16.621cm" svg:x2="15.351cm" svg:y2="15.478cm">
          <text:p/>
        </draw:line>
        <draw:line draw:style-name="gr13" draw:text-style-name="P1" draw:layer="layout" svg:x1="6.588cm" svg:y1="16.621cm" svg:x2="14.335cm" svg:y2="16.621cm">
          <text:p/>
        </draw:line>
        <draw:line draw:style-name="gr14" draw:text-style-name="P1" draw:layer="layout" svg:x1="11.541cm" svg:y1="6.588cm" svg:x2="19.796cm" svg:y2="6.588cm">
          <text:p/>
        </draw:line>
        <draw:line draw:style-name="gr13" draw:text-style-name="P1" draw:layer="layout" svg:x1="0.111cm" svg:y1="19.034cm" svg:x2="4.175cm" svg:y2="19.034cm">
          <text:p/>
        </draw:line>
        <draw:custom-shape draw:style-name="gr15" draw:text-style-name="P2" draw:layer="layout" svg:width="1.397cm" svg:height="1.27cm" svg:x="16.494cm" svg:y="22.33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2:10:41.114710384</meta:creation-date>
    <dc:date>2018-11-05T22:44:15.976176365</dc:date>
    <meta:editing-duration>PT2M50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